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Tableau1" style:family="table">
      <style:table-properties style:width="16.999cm" table:align="margins"/>
    </style:style>
    <style:style style:name="Tableau1.A" style:family="table-column">
      <style:table-column-properties style:column-width="5.666cm" style:rel-column-width="21845*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2" style:family="table">
      <style:table-properties style:width="5.472cm" table:align="margins"/>
    </style:style>
    <style:style style:name="Tableau2.A" style:family="table-column">
      <style:table-column-properties style:column-width="2.75cm" style:rel-column-width="32947*"/>
    </style:style>
    <style:style style:name="Tableau2.B" style:family="table-column">
      <style:table-column-properties style:column-width="2.722cm" style:rel-column-width="32588*"/>
    </style:style>
    <style:style style:name="Tableau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2.B1" style:family="table-cell">
      <style:table-cell-properties fo:padding="0.097cm" fo:border="0.002cm solid #000000"/>
    </style:style>
    <style:style style:name="Tableau3" style:family="table">
      <style:table-properties style:width="2.528cm" table:align="margins"/>
    </style:style>
    <style:style style:name="Tableau3.A" style:family="table-column">
      <style:table-column-properties style:column-width="0.843cm" style:rel-column-width="21845*"/>
    </style:style>
    <style:style style:name="Tableau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3.C1" style:family="table-cell">
      <style:table-cell-properties fo:padding="0.097cm" fo:border="0.002cm solid #000000"/>
    </style:style>
    <style:style style:name="Tableau3.A2" style:family="table-cell">
      <style:table-cell-properties fo:padding="0.097cm" fo:border-left="0.002cm solid #000000" fo:border-right="none" fo:border-top="none" fo:border-bottom="0.002cm solid #000000"/>
    </style:style>
    <style:style style:name="Tableau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2.A2" style:family="table-cell">
      <style:table-cell-properties fo:padding="0.097cm" fo:border-left="0.002cm solid #000000" fo:border-right="none" fo:border-top="none" fo:border-bottom="0.002cm solid #000000"/>
    </style:style>
    <style:style style:name="Tableau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C1" style:family="table-cell">
      <style:table-cell-properties fo:padding="0.097cm" fo:border="0.002cm solid #000000"/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4" style:family="table">
      <style:table-properties style:width="5.473cm" table:align="margins"/>
    </style:style>
    <style:style style:name="Tableau4.A" style:family="table-column">
      <style:table-column-properties style:column-width="1.824cm" style:rel-column-width="21845*"/>
    </style:style>
    <style:style style:name="Tableau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4.C1" style:family="table-cell">
      <style:table-cell-properties fo:padding="0.097cm" fo:border="0.002cm solid #000000"/>
    </style:style>
    <style:style style:name="Tableau4.A2" style:family="table-cell">
      <style:table-cell-properties fo:padding="0.097cm" fo:border-left="0.002cm solid #000000" fo:border-right="none" fo:border-top="none" fo:border-bottom="0.002cm solid #000000"/>
    </style:style>
    <style:style style:name="Tableau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Sect1" style:family="section">
      <style:section-properties style:editable="false">
        <style:columns fo:column-count="0" fo:column-gap="0cm"/>
      </style:section-properties>
    </style:style>
  </office:automatic-styles>
  <office:body>
    <office:text>
      <text:tracked-changes text:track-changes="false">
        <text:changed-region text:id="ct70896272">
          <text:insertion>
            <office:change-info>
              <dc:creator>Gaetan Delannay</dc:creator>
              <dc:date>2006-10-23T07:49:00</dc:date>
            </office:change-info>
          </text:insertion>
        </text:changed-region>
        <text:changed-region text:id="ct70955536">
          <text:insertion>
            <office:change-info>
              <dc:creator>Gaetan Delannay</dc:creator>
              <dc:date>2006-10-23T08:03:00</dc:date>
            </office:change-info>
          </text:insertion>
        </text:changed-region>
        <text:changed-region text:id="ct70895592">
          <text:insertion>
            <office:change-info>
              <dc:creator>Gaetan Delannay</dc:creator>
              <dc:date>2006-10-23T08:36:00</dc:date>
            </office:change-info>
          </text:insertion>
        </text:changed-region>
        <text:changed-region text:id="ct70895440">
          <text:insertion>
            <office:change-info>
              <dc:creator>Gaetan Delannay</dc:creator>
              <dc:date>2006-10-23T08:36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Title One</text:h>
      <text:p text:style-name="Standard">This file does not contain any Python statement. <text:change-start text:change-id="ct70896272"/>ex<text:span text:style-name="T1">p</text:span>r1<text:change-end text:change-id="ct70896272"/> Here's a new section.</text:p>
      <text:section text:style-name="Sect1" text:name="Section1">
        <text:p text:style-name="Standard">This text is inside the<text:span text:style-name="T2"> </text:span><text:change-start text:change-id="ct70955536"/><text:span text:style-name="T2">ex</text:span><text:span text:style-name="T3">p</text:span><text:span text:style-name="T2">r1</text:span><text:change-end text:change-id="ct70955536"/><text:span text:style-name="T2"> </text:span>section.</text:p>
      </text:section>
      <text:h text:style-name="Heading_20_2" text:outline-level="2">Title 2</text:h>
      <text:p text:style-name="Standard">Now here is a bunch of nested tables.</text:p>
      <table:table table:name="Tableau1" table:style-name="Tableau1">
        <table:table-column table:style-name="Tableau1.A" table:number-columns-repeated="3"/>
        <table:table-header-rows>
          <table:table-row>
            <table:table-cell table:style-name="Tableau1.A1" office:value-type="string">
              <text:p text:style-name="Table_20_Heading"/>
            </table:table-cell>
            <table:table-cell table:style-name="Tableau1.A1" office:value-type="string">
              <table:table table:name="Tableau2" table:style-name="Tableau2">
                <table:table-column table:style-name="Tableau2.A"/>
                <table:table-column table:style-name="Tableau2.B"/>
                <table:table-header-rows>
                  <table:table-row>
                    <table:table-cell table:style-name="Tableau2.A1" office:value-type="string">
                      <text:p text:style-name="Table_20_Heading">Hi</text:p>
                    </table:table-cell>
                    <table:table-cell table:style-name="Tableau2.B1" office:value-type="string">
                      <table:table table:name="Tableau3" table:style-name="Tableau3">
                        <table:table-column table:style-name="Tableau3.A" table:number-columns-repeated="3"/>
                        <table:table-header-rows>
                          <table:table-row>
                            <table:table-cell table:style-name="Tableau3.A1" office:value-type="string">
                              <text:p text:style-name="Table_20_Heading"/>
                            </table:table-cell>
                            <table:table-cell table:style-name="Tableau3.A1" office:value-type="string">
                              <text:p text:style-name="Table_20_Heading"/>
                            </table:table-cell>
                            <table:table-cell table:style-name="Tableau3.C1" office:value-type="string">
                              <text:p text:style-name="Table_20_Heading"/>
                            </table:table-cell>
                          </table:table-row>
                        </table:table-header-rows>
                        <table:table-row>
                          <table:table-cell table:style-name="Tableau3.A2" office:value-type="string">
                            <text:p text:style-name="P1"/>
                          </table:table-cell>
                          <table:table-cell table:style-name="Tableau3.A2" office:value-type="string">
                            <text:p text:style-name="P1"><text:change-start text:change-id="ct70895592"/>i1<text:change-end text:change-id="ct70895592"/></text:p>
                          </table:table-cell>
                          <table:table-cell table:style-name="Tableau3.C2" office:value-type="string">
                            <text:p text:style-name="P1"/>
                          </table:table-cell>
                        </table:table-row>
                      </table:table>
                      <text:p text:style-name="Table_20_Heading"/>
                    </table:table-cell>
                  </table:table-row>
                </table:table-header-rows>
                <table:table-row>
                  <table:table-cell table:style-name="Tableau2.A2" office:value-type="string">
                    <text:p text:style-name="P1"/>
                  </table:table-cell>
                  <table:table-cell table:style-name="Tableau2.B2" office:value-type="string">
                    <text:p text:style-name="P1"/>
                  </table:table-cell>
                </table:table-row>
              </table:table>
              <text:p text:style-name="Table_20_Heading"/>
            </table:table-cell>
            <table:table-cell table:style-name="Tableau1.C1" office:value-type="string">
              <text:p text:style-name="Table_20_Heading"/>
            </table:table-cell>
          </table:table-row>
        </table:table-header-rows>
        <table:table-row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C2" office:value-type="string">
            <table:table table:name="Tableau4" table:style-name="Tableau4">
              <table:table-column table:style-name="Tableau4.A" table:number-columns-repeated="3"/>
              <table:table-header-rows>
                <table:table-row>
                  <table:table-cell table:style-name="Tableau4.A1" office:value-type="string">
                    <text:p text:style-name="Table_20_Heading"/>
                  </table:table-cell>
                  <table:table-cell table:style-name="Tableau4.A1" office:value-type="string">
                    <text:p text:style-name="Table_20_Heading"/>
                  </table:table-cell>
                  <table:table-cell table:style-name="Tableau4.C1" office:value-type="string">
                    <text:p text:style-name="Table_20_Heading"/>
                  </table:table-cell>
                </table:table-row>
              </table:table-header-rows>
              <table:table-row>
                <table:table-cell table:style-name="Tableau4.A2" office:value-type="string">
                  <text:p text:style-name="Table_20_Contents"/>
                </table:table-cell>
                <table:table-cell table:style-name="Tableau4.A2" office:value-type="string">
                  <text:p text:style-name="Table_20_Contents"/>
                </table:table-cell>
                <table:table-cell table:style-name="Tableau4.C2" office:value-type="string">
                  <text:p text:style-name="Table_20_Contents"/>
                </table:table-cell>
              </table:table-row>
              <table:table-row>
                <table:table-cell table:style-name="Tableau4.A2" office:value-type="string">
                  <text:p text:style-name="Table_20_Contents"/>
                </table:table-cell>
                <table:table-cell table:style-name="Tableau4.A2" office:value-type="string">
                  <text:p text:style-name="Table_20_Contents"/>
                </table:table-cell>
                <table:table-cell table:style-name="Tableau4.C2" office:value-type="string">
                  <text:p text:style-name="Table_20_Contents"><text:change-start text:change-id="ct70895440"/>f1<text:change-end text:change-id="ct70895440"/></text:p>
                </table:table-cell>
              </table:table-row>
            </table:table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C2" office:value-type="string">
            <text:p text:style-name="Table_20_Contents"/>
          </table:table-cell>
        </table:table-row>
      </table:table>
      <text:h text:style-name="Heading_20_3" text:outline-level="3">...</text:h>
      <text:p text:style-name="Text_20_body">Standard</text:p>
      <text:h text:style-name="Heading_20_1" text:outline-level="1">Last title</text:h>
      <text:p text:style-name="Text_20_body">Last.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BE" style:font-name-asian="Lucida Sans Unicode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1$Build-8990</meta:generator>
    <meta:initial-creator>Gaetan Delannay</meta:initial-creator>
    <meta:creation-date>2006-10-19T09:20:48</meta:creation-date>
    <dc:creator>Gaetan Delannay</dc:creator>
    <dc:date>2007-05-08T00:23:51</dc:date>
    <dc:language>fr-BE</dc:language>
    <meta:editing-cycles>12</meta:editing-cycles>
    <meta:editing-duration>PT41M21S</meta:editing-duration>
    <meta:user-defined meta:name="Info 1"/>
    <meta:user-defined meta:name="Info 2"/>
    <meta:user-defined meta:name="Info 3"/>
    <meta:user-defined meta:name="Info 4"/>
    <meta:document-statistic meta:table-count="4" meta:image-count="0" meta:object-count="0" meta:page-count="1" meta:paragraph-count="12" meta:word-count="39" meta:character-count="199"/>
  </office:meta>
</office:document-meta>
</file>